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22122" officeooo:paragraph-rsid="00122122"/>
    </style:style>
    <style:style style:name="P2" style:family="paragraph" style:parent-style-name="Standard">
      <style:paragraph-properties fo:text-align="center" style:justify-single-word="false"/>
      <style:text-properties officeooo:rsid="00122122" officeooo:paragraph-rsid="00122122"/>
    </style:style>
    <style:style style:name="P3" style:family="paragraph" style:parent-style-name="Standard">
      <style:text-properties fo:font-style="italic" officeooo:rsid="00122122" officeooo:paragraph-rsid="00122122" style:font-style-asian="italic" style:font-style-complex="italic"/>
    </style:style>
    <style:style style:name="P4" style:family="paragraph" style:parent-style-name="Standard">
      <style:text-properties officeooo:rsid="00131e9f" officeooo:paragraph-rsid="00131e9f"/>
    </style:style>
    <style:style style:name="P5" style:family="paragraph" style:parent-style-name="Standard">
      <style:text-properties officeooo:rsid="00137098" officeooo:paragraph-rsid="00137098"/>
    </style:style>
    <style:style style:name="P6" style:family="paragraph" style:parent-style-name="Standard">
      <style:text-properties officeooo:rsid="00137098" officeooo:paragraph-rsid="0016623b"/>
    </style:style>
    <style:style style:name="P7" style:family="paragraph" style:parent-style-name="Standard">
      <style:text-properties officeooo:rsid="0014f01f" officeooo:paragraph-rsid="00137098"/>
    </style:style>
    <style:style style:name="P8" style:family="paragraph" style:parent-style-name="Standard">
      <style:text-properties officeooo:rsid="0014f01f" officeooo:paragraph-rsid="0014f01f"/>
    </style:style>
    <style:style style:name="P9" style:family="paragraph" style:parent-style-name="Standard">
      <style:text-properties officeooo:rsid="0014f01f" officeooo:paragraph-rsid="0016623b"/>
    </style:style>
    <style:style style:name="P10" style:family="paragraph" style:parent-style-name="Standard">
      <style:text-properties officeooo:rsid="0016623b" officeooo:paragraph-rsid="0016ce3e"/>
    </style:style>
    <style:style style:name="P11" style:family="paragraph" style:parent-style-name="Standard">
      <style:text-properties officeooo:rsid="0014f01f" officeooo:paragraph-rsid="0014f01f"/>
    </style:style>
    <style:style style:name="P12" style:family="paragraph" style:parent-style-name="Standard">
      <style:text-properties officeooo:rsid="0014f01f" officeooo:paragraph-rsid="00181e20"/>
    </style:style>
    <style:style style:name="T1" style:family="text">
      <style:text-properties officeooo:rsid="00131e9f"/>
    </style:style>
    <style:style style:name="T2" style:family="text">
      <style:text-properties style:text-position="super 58%"/>
    </style:style>
    <style:style style:name="T3" style:family="text">
      <style:text-properties officeooo:rsid="0014f01f"/>
    </style:style>
    <style:style style:name="T4" style:family="text">
      <style:text-properties officeooo:rsid="0016623b"/>
    </style:style>
    <style:style style:name="T5" style:family="text">
      <style:text-properties officeooo:rsid="0016c560"/>
    </style:style>
    <style:style style:name="T6" style:family="text">
      <style:text-properties officeooo:rsid="0016ce3e"/>
    </style:style>
    <style:style style:name="T7" style:family="text">
      <style:text-properties officeooo:rsid="00181e2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Undecidable Infinitesimals</text:p>
      <text:p text:style-name="P2">by Sven Nilsen, 2020</text:p>
      <text:p text:style-name="P1"/>
      <text:p text:style-name="P3">In this paper I represent a generalization of propositional logic to boolean functions of real numbers.</text:p>
      <text:p text:style-name="P1"/>
      <text:p text:style-name="P4">A proof `f` in propositional logic returns `true` for all inputs:</text:p>
      <text:p text:style-name="P4"/>
      <text:p text:style-name="P4"><text:tab/>f &lt;=&gt; \true</text:p>
      <text:p text:style-name="P4"/>
      <text:p text:style-name="P4"><text:tab/>f : bool<text:span text:style-name="T2">N</text:span> → bool</text:p>
      <text:p text:style-name="P4"/>
      <text:p text:style-name="P5">One way of generalizing propositional logic is to keep the definition of the proof and change the type:</text:p>
      <text:p text:style-name="P5"/>
      <text:p text:style-name="P5"><text:tab/><text:span text:style-name="T1">f &lt;=&gt; \true</text:span></text:p>
      <text:p text:style-name="P5"/>
      <text:p text:style-name="P5"><text:tab/>f : real → bool</text:p>
      <text:p text:style-name="P5"/>
      <text:p text:style-name="P5">However, in practice this leads to some problems. Recursive sets on the real numbers might converge constructively at infinite depth to a single point, with a consequence that it is impossible to determine whether the point should belong to the set or not. An additional definition is required at the point.</text:p>
      <text:p text:style-name="P6"/>
      <text:p text:style-name="P9">A different generalization of propositional logic is to allow proofs that have undefined infinitesimals.</text:p>
      <text:p text:style-name="P9"/>
      <text:p text:style-name="P8">An undecidable infinitesimal is a number for which the set returns both `true` and `false`.</text:p>
      <text:p text:style-name="P8"/>
      <text:p text:style-name="P8">For example, a well known result in mathematics is that:</text:p>
      <text:p text:style-name="P8"/>
      <text:p text:style-name="P8"><text:tab/>1 = 0.9999999999...</text:p>
      <text:p text:style-name="P5"/>
      <text:p text:style-name="P9">A set of real number<text:span text:style-name="T5">s</text:span>, determined by an algorithm, might decide that `1` belongs to the set while `0.9999999999...` does not. Although these two descriptions refer to the same number, it is possible for an algorithm to distinguish between them.</text:p>
      <text:p text:style-name="P9"/>
      <text:p text:style-name="P9"><text:span text:style-name="T4">Using the semantics of dual numbers</text:span>, the two numbers are separated by an infinitesimal, such that:</text:p>
      <text:p text:style-name="P8"/>
      <text:p text:style-name="P8"><text:tab/><text:span text:style-name="T4">f</text:span>(x) ¬= <text:span text:style-name="T4">f</text:span>(x + ε<text:span text:style-name="T6">)<text:tab/>∨<text:tab/>f(x) ¬= f(x – ε)</text:span></text:p>
      <text:p text:style-name="P8"/>
      <text:p text:style-name="P8"><text:tab/><text:span text:style-name="T4">f : real → bool</text:span></text:p>
      <text:p text:style-name="P12"><text:tab/>ε : <text:span text:style-name="T7">real</text:span></text:p>
      <text:p text:style-name="P8"><text:tab/>ε<text:span text:style-name="T2">2</text:span> = 0</text:p>
      <text:p text:style-name="P7"/>
      <text:p text:style-name="P10">Two sets are equal if they differ, at most, anywhere with intervals smaller than `<text:span text:style-name="T3">ε</text:span>`. The new definition of a proof using this generalization is a change in the definition of equality between sets. <text:span text:style-name="T6">The `&lt;=&gt;` in the expression `f &lt;=&gt; \true` operator has a different meaning than functional equality. </text:span>Using this definition of a proof, it is possible to extract true statements which are impossible to construct in classical propositional logi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1T15:32:10.614213000</meta:creation-date>
    <dc:date>2020-01-11T16:31:49.728792000</dc:date>
    <meta:editing-duration>PT14M36S</meta:editing-duration>
    <meta:editing-cycles>4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21" meta:word-count="309" meta:character-count="1804" meta:non-whitespace-character-count="1506"/>
  </office:meta>
</office:document-meta>
</file>